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10 Pitch" svg:font-family="'Courier 10 Pitch'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Sans L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Nimbus Sans L" fo:font-weight="bold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9" style:family="paragraph" style:parent-style-name="Standard" style:list-style-name="L6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ourier 10 Pitch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EMR System Architecture</text:p>
      <text:p text:style-name="P2"/>
      <text:p text:style-name="P3">1. Revision History</text:p>
      <text:p text:style-name="P2"/>
      <text:p text:style-name="P2">2007-06-20<text:tab/>Original document by Rod Roark (http://www.sunsetsystems.com/)</text:p>
      <text:p text:style-name="P2">2007-07-10<text:tab/>Minor updates for the new claims table and "effective dates" in insurance_data.</text:p>
      <text:p text:style-name="P2"/>
      <text:p text:style-name="P3">2. Introduction</text:p>
      <text:p text:style-name="P2"/>
      <text:p text:style-name="P2">This is a compilation of notes that will be of interest to developers who wish to become involved with OpenEMR, or to users who are interested in technical aspects of the project. <text:s/>Creation of this document was generously sponsored by Sam Rajan.</text:p>
      <text:p text:style-name="P2"/>
      <text:p text:style-name="P3">3. Other Resources</text:p>
      <text:p text:style-name="P2"/>
      <text:p text:style-name="P2">The Documentation directory of the OpenEMR distribution contains some earlier notes, technical and otherwise:</text:p>
      <text:p text:style-name="P2"/>
      <text:list text:style-name="L1">
        <text:list-item>
          <text:p text:style-name="P4">3rd_Party_Form_API.txt describes the interface as originally designed for encounter forms.</text:p>
        </text:list-item>
        <text:list-item>
          <text:p text:style-name="P4">Database.pdf has some information about the original database design but is now obsolete.</text:p>
        </text:list-item>
        <text:list-item>
          <text:p text:style-name="P4">FAQ is also quite old and doesn't cover much.</text:p>
        </text:list-item>
        <text:list-item>
          <text:p text:style-name="P4">Functions.pdf describes interfaces implemented by some modules in the library directory, and is a bit dated.</text:p>
        </text:list-item>
        <text:list-item>
          <text:p text:style-name="P4">HISTORY.txt is a brief summary of OpenEMR versions thru about 2002.</text:p>
        </text:list-item>
        <text:list-item>
          <text:p text:style-name="P4">instruction-manual-032205.pdf is a valiant effort at user documentation from 2005.</text:p>
        </text:list-item>
        <text:list-item>
          <text:p text:style-name="P4">modifications.txt is a brief list of the modules that must change in order to add data items to patient demographics.</text:p>
        </text:list-item>
        <text:list-item>
          <text:p text:style-name="P4">NoIP.txt is an obsolete list of broken links.</text:p>
        </text:list-item>
        <text:list-item>
          <text:p text:style-name="P4">OpenEMR_Backend_Spec.txt is another obsolete description of some interfaces implemented in the library directory.</text:p>
        </text:list-item>
        <text:list-item>
          <text:p text:style-name="P4">OpenEMR-Win2003-server-install-new.html briefly discusses installation of OpenEMR on Windows 2003.</text:p>
        </text:list-item>
        <text:list-item>
          <text:p text:style-name="P4">Package.txt has some old notes about creating an OpenEMR distribution release.</text:p>
        </text:list-item>
        <text:list-item>
          <text:p text:style-name="P4">README.phpgacl discusses installation of phpGACL for OpenEMR access control.</text:p>
        </text:list-item>
        <text:list-item>
          <text:p text:style-name="P4">Readme.txt seems to be mostly a disclaimer regarding HIPAA compliance.</text:p>
        </text:list-item>
        <text:list-item>
          <text:p text:style-name="P4">User_Documentation.pdf is obsolete and incomplete.</text:p>
        </text:list-item>
        <text:list-item>
          <text:p text:style-name="P4">UserManualHTML-multiplepage is a good documentation effort from 2005. UserManualHTML-singlepage is the same thing in one HTML page.</text:p>
        </text:list-item>
      </text:list>
      <text:p text:style-name="P2"/>
      <text:p text:style-name="P2">The accounting directory contains:</text:p>
      <text:p text:style-name="P2"/>
      <text:list text:style-name="L2">
        <text:list-item>
          <text:p text:style-name="P5">README.sql-ledger which describes setup of SQL-Ledger with OpenEMR.</text:p>
        </text:list-item>
      </text:list>
      <text:p text:style-name="P2"/>
      <text:p text:style-name="P2">The root of the distribution contains:</text:p>
      <text:p text:style-name="P2"/>
      <text:list text:style-name="L3">
        <text:list-item>
          <text:p text:style-name="P6">Changelog which is not very current.</text:p>
        </text:list-item>
        <text:list-item>
          <text:p text:style-name="P6">INSTALL which is general installation instructions for OpenEMR.</text:p>
        </text:list-item>
      </text:list>
      <text:p text:style-name="P2"/>
      <text:p text:style-name="P2">Then there's http://www.oemr.org/ which is the home page for the project. <text:s/>It includes a manual, demo site, forums and a documentation wiki. <text:s/>Of special interest to developers and others who install OpenEMR is the "FreeB Howto" at http://www.oemr.org/modules/wiwimod/index.php?page=FreebInstall&amp;back=FreebInstallHowtos .</text:p>
      <text:p text:style-name="P2"/>
      <text:p text:style-name="P2">And finally, there's a fairly complete user manual in the form of a collection of screenshots with narratives at http://www.sunsetsystems.com/node/8 .</text:p>
      <text:p text:style-name="P2"/>
      <text:p text:style-name="P3">4. Database</text:p>
      <text:p text:style-name="P2"/>
      <text:p text:style-name="P2">OpenEMR installs many database tables. <text:s/>Following is a list, with brief descriptions:</text:p>
      <text:p text:style-name="P2"/>
      <text:list text:style-name="L4">
        <text:list-item>
          <text:p text:style-name="P7">addresses - Contains street addresses for two other tables: insurance_companies and pharmacies. <text:s/>So it is effectively an extension of those tables. This is inconsistent in that some other tables (e.g. facility, patient_data, users) have their addresses embedded. <text:s/>The "foreign_id" column equals the "id" of the foreign table, but curiously the addresses table does not identify the foreign table itself.<text:line-break/></text:p>
        </text:list-item>
        <text:list-item>
          <text:p text:style-name="P7">array - I don't see anything that uses this.<text:line-break/></text:p>
        </text:list-item>
        <text:list-item>
          <text:p text:style-name="P7">batchcom - Records messages sent to groups of patients using the "Batch Communication Tool".<text:line-break/></text:p>
        </text:list-item>
        <text:list-item>
          <text:p text:style-name="P7">billing - Billing items. <text:s/>Contains a row for every CPT4 code, HCPCS code, and ICD9 code recorded into an encounter. <text:s/>In addition has a row for each co-pay entered. <text:s/>The billing process also maintains state information in this table.<text:line-break/></text:p>
        </text:list-item>
        <text:list-item>
          <text:p text:style-name="P7">categories - Defines the tree of document category types. These are the category names that you see when viewing patient documents. <text:s/>Note that the "parent" column is a reference to the "id" column of the same table, thus the tree structure.<text:line-break/></text:p>
        </text:list-item>
        <text:list-item>
          <text:p text:style-name="P7">categories_seq - Holds the value of the last-used "id" for the categories table.<text:line-break/></text:p>
        </text:list-item>
        <text:list-item>
          <text:p text:style-name="P7">categories_to_documents - Cross-references the categories and documents tables.<text:line-break/></text:p>
        </text:list-item>
        <text:list-item>
          <text:p text:style-name="P7">codes - The table of available billing codes including their modifiers, descriptions and fees. <text:s/>For the U.S. these will normally be CPT, HCPCS and ICD9 codes.<text:line-break/></text:p>
        </text:list-item>
        <text:list-item>
          <text:p text:style-name="P7">claims - records events related to the queueing and generation of claims. <text:s/>The Billing page summarizes this information for each encounter shown.<text:line-break/></text:p>
        </text:list-item>
        <text:list-item>
          <text:p text:style-name="P7">config - Not sure what this is.<text:line-break/></text:p>
        </text:list-item>
        <text:list-item>
          <text:p text:style-name="P7">config_seq - Presumably the last "id" used in the config table.<text:line-break/></text:p>
        </text:list-item>
        <text:list-item>
          <text:p text:style-name="P7">documents - Holds metadata for patient documents. <text:s/>The "foreign_id" column references "pid" in the patient_data table.<text:line-break/></text:p>
        </text:list-item>
        <text:list-item>
          <text:p text:style-name="P7">drug_inventory - Supports in-house drug sales. <text:s/>Each row represents a "lot" of purchased drugs.<text:line-break/></text:p>
        </text:list-item>
        <text:list-item>
          <text:p text:style-name="P7">drug_sales - Supports in-house drug sales. <text:s/>Each row represents a drug sale, i.e. an invoice line item.<text:line-break/></text:p>
        </text:list-item>
        <text:list-item>
          <text:p text:style-name="P7">drug_templates - Supports in-house drug sales. <text:s/>Each row represents a shortcut for a common dispensation of a drug.<text:line-break/></text:p>
        </text:list-item>
        <text:list-item>
          <text:p text:style-name="P7">drugs - Supports in-house drug sales. <text:s/>This is the list of available drugs.<text:line-break/></text:p>
        </text:list-item>
        <text:list-item>
          <text:p text:style-name="P7">employer_data - Contains patient employer information. <text:s/>The "pid" column references "pid" in the patient_data table. <text:s/>In general there is more than one of these accumulated per patient, and the current one is that with the most recent "date" value. <text:s/>This is inconsistent with <text:span text:style-name="T1">subscriber</text:span><text:span text:style-name="T2"> employer information, which is included in the insurance_data table.</text:span><text:line-break/></text:p>
        </text:list-item>
        <text:list-item>
          <text:p text:style-name="P7">facility - Facilities are entered for treatment or billing purposes, or both. <text:s/>It is important that exactly one facility has its "billing_location" flag set, as this is the one used as the billing facility in generated claims.<text:line-break/></text:p>
        </text:list-item>
        <text:list-item>
          <text:p text:style-name="P7">form_* - Most "encounter forms" (other EHR systems call these "templates") implement a table whose name is "form_" followed by the name of the form. <text:s/>See the above-mentioned 3rd_Party_Form_API.txt for more about this.<text:line-break/></text:p>
        </text:list-item>
        <text:list-item>
          <text:p text:style-name="P7">form_encounter - This is the "encounter form" table for the most basic information about the patient encounter. <text:s/>Most importantly this contains the encounter date.<text:line-break/></text:p>
        </text:list-item>
        <text:list-item>
          <text:p text:style-name="P7">form_misc_billing_options - An encounter form that is a catch-all for billing information that is not always needed and is not captured elsewhere. <text:s/>For example, a specialist will put "prior authorization" numbers here.<text:line-break/></text:p>
        </text:list-item>
        <text:list-item>
          <text:p text:style-name="P7">forms - An index of all encounter form instances.<text:line-break/></text:p>
        </text:list-item>
        <text:list-item>
          <text:p text:style-name="P7">geo_country_reference - Maps country names to codes. <text:s/>I don't think this is used.<text:line-break/></text:p>
        </text:list-item>
        <text:list-item>
          <text:p text:style-name="P7">geo_zone_reference - Maps U.S. states, Canadian provinces and some other geographic regions to codes. <text:s/>I don't think this is used either.<text:line-break/></text:p>
        </text:list-item>
        <text:list-item>
          <text:p text:style-name="P7">groups - Used to assign one or more "group names" to each user. <text:s/>Supports grouping of users.<text:line-break/></text:p>
        </text:list-item>
        <text:list-item>
          <text:p text:style-name="P7">history_data - This maps 1:1 with the patient_data table and stores information about the patient's medical history.<text:line-break/></text:p>
        </text:list-item>
        <text:list-item>
          <text:p text:style-name="P7">immunization - Just a list of immunization types.<text:line-break/></text:p>
        </text:list-item>
        <text:list-item>
          <text:p text:style-name="P7">immunizations - Records immunizations given to patients.<text:line-break/></text:p>
        </text:list-item>
        <text:list-item>
          <text:p text:style-name="P7">insurance_companies - These are the payers. <text:s/>Most importantly it contains the payer's name and the external payer ID (cms_id). <text:s/>However may clearinghouses will map your payer names to the IDs, so you might not need to put in the IDs.<text:line-break/></text:p>
        </text:list-item>
        <text:list-item>
          <text:p text:style-name="P7">insurance_data - Contains rows of insurance information for each patient, including at least one each for primary, secondary and tertiary insurance. <text:s/>Holds information about each patient insurance plan, including subscriber information. <text:s/>An important recent improvement to this is the maintenance of the "date" column which is the effective date of the plan; thus it is possible to store multiple plans of each type, with different <text:s/>effective dates. <text:s/>"provider" here is a reference to insurance_companies.id.<text:line-break/></text:p>
        </text:list-item>
        <text:list-item>
          <text:p text:style-name="P7">insurance_numbers - Cross-references providers and insurance companies, and contains information specific to that relation, such as the credentialing number assigned by the insurance company to that provider. <text:s/>Where insurance_company_id is NULL, this indicates "default" values for the provider.<text:line-break/></text:p>
        </text:list-item>
        <text:list-item>
          <text:p text:style-name="P7">integration_mapping - This associates certain items in the OpenEMR database (MySQL) with corresponding items in the SQL-Ledger database (PostgreSQL). <text:s/>local_table and local_id are values for the OpenEMR table name and primary key. <text:s/>foreign_table and foreign_id are those for the SQL-Ledger database. <text:s/>The logical entities of interest are users (providers), and patients.<text:line-break/></text:p>
        </text:list-item>
        <text:list-item>
          <text:p text:style-name="P7">issue_encounter - Cross-references the lists table (representing "issues") with encounters (identified by patient ID and encounter ID). <text:s/>The idea here is to identify those encounters that address a given problem of a given patient.<text:line-break/></text:p>
        </text:list-item>
        <text:list-item>
          <text:p text:style-name="P7">lang_constants - Supports language translation. <text:s/>Assigns an ID to each translatable string.<text:line-break/></text:p>
        </text:list-item>
        <text:list-item>
          <text:p text:style-name="P7">lang_definitions - Supports language translation. <text:s/>Provides the translation string for each language and string ID.<text:line-break/></text:p>
        </text:list-item>
        <text:list-item>
          <text:p text:style-name="P7">lang_languages - Supports language translation. <text:s/>Identifies the supported languages.<text:line-break/></text:p>
        </text:list-item>
        <text:list-item>
          <text:p text:style-name="P7">lists - These are patient "issues": medical problems, allergies, medications, surgeries, etc. <text:s/>They are similar to patient history items, but represent those items currently under treatment and thus that one might logically want to associate with encounters.<text:line-break/></text:p>
        </text:list-item>
        <text:list-item>
          <text:p text:style-name="P7">log - A history of information access events. <text:s/>This table can become very large and as of yet there is no easy too for cleaning it out or archiving it. <text:s/>The logging feature also needs work in that some things are not logged that should be.<text:line-break/></text:p>
        </text:list-item>
        <text:list-item>
          <text:p text:style-name="P7">notes - I'm not sure if or how this table is used.<text:line-break/></text:p>
        </text:list-item>
        <text:list-item>
          <text:p text:style-name="P7">onotes - These are the "office notes" recorded and viewed in the Notes panel.<text:line-break/></text:p>
        </text:list-item>
        <text:list-item>
          <text:p text:style-name="P7">openemr_modules_vars - used internally by the embedded PostNuke code.<text:line-break/></text:p>
        </text:list-item>
        <text:list-item>
          <text:p text:style-name="P7">openemr_modules - used internally by the embedded PostNuke code.<text:line-break/></text:p>
        </text:list-item>
        <text:list-item>
          <text:p text:style-name="P7">openemr_postcalendar_categories - These are the definitions of the calendar event categories. <text:s/>You maintain these by going into Administration / Calendar / Categories in OpenEMR.<text:line-break/></text:p>
        </text:list-item>
        <text:list-item>
          <text:p text:style-name="P7">openemr_postcalendar_events - These are individual calendar events: appointments, In Office, Out of Office, lunch, reserved times, etc. <text:s/>Many of these will be repeating events, however repeating appointments are not supported.<text:line-break/></text:p>
        </text:list-item>
        <text:list-item>
          <text:p text:style-name="P7">openemr_postcalendar_limits - used internally by the embedded PostNuke code.<text:line-break/></text:p>
        </text:list-item>
        <text:list-item>
          <text:p text:style-name="P7">openemr_postcalendar_topics - used internally by the embedded PostNuke code.<text:line-break/></text:p>
        </text:list-item>
        <text:list-item>
          <text:p text:style-name="P7">openemr_session_info - used internally by the embedded PostNuke code.<text:line-break/></text:p>
        </text:list-item>
        <text:list-item>
          <text:p text:style-name="P7">patient_data - The primary repository for patient demographics.<text:line-break/></text:p>
        </text:list-item>
        <text:list-item>
          <text:p text:style-name="P7">payments - Records information entered via the "Payment" popup window (accessable from the dropdown in the patient menu). <text:s/>This is currently not integrated with recording of co-pays, but that is planned.<text:line-break/></text:p>
        </text:list-item>
        <text:list-item>
          <text:p text:style-name="P7">pharmacies - The list of pharmacies. <text:s/>This also references the "addresses" and "phone_numbers" tables via its "id" column.<text:line-break/></text:p>
        </text:list-item>
        <text:list-item>
          <text:p text:style-name="P7">phone_numbers - Contains telephone numbers of insurance_companies and pharmacies, and like the addresses table is effectively an extension of those tables.<text:line-break/></text:p>
        </text:list-item>
        <text:list-item>
          <text:p text:style-name="P7">pma_bookmark - Contains information about the canned reports available via the dropdown in the Reports menu. <text:s/>We try to avoid this feature because it's crude and confusing.<text:line-break/></text:p>
        </text:list-item>
        <text:list-item>
          <text:p text:style-name="P7">pma_column_info - Doesn't seem to be used.<text:line-break/></text:p>
        </text:list-item>
        <text:list-item>
          <text:p text:style-name="P7">pma_pdf_pages - Doesn't seem to be used.<text:line-break/></text:p>
        </text:list-item>
        <text:list-item>
          <text:p text:style-name="P7">pma_relation - Doesn't seem to be used.<text:line-break/></text:p>
        </text:list-item>
        <text:list-item>
          <text:p text:style-name="P7">pma_table_coords - Doesn't seem to be used.<text:line-break/></text:p>
        </text:list-item>
        <text:list-item>
          <text:p text:style-name="P7">pma_table_info - Doesn't seem to be used.<text:line-break/></text:p>
        </text:list-item>
        <text:list-item>
          <text:p text:style-name="P7">pnotes - Patient notes. <text:s/>This is a very useful feature where notes associated with a specific patient may be passed around among different users within the clinic, and eventually marked as closed. <text:s/>The assigned_to column indicates who is the current owner of the issue.<text:line-break/></text:p>
        </text:list-item>
        <text:list-item>
          <text:p text:style-name="P7">prescriptions - Prescriptions. <text:s/>In the case of in-house dispensation, drug_id will indicate the drug dispensed.<text:line-break/></text:p>
        </text:list-item>
        <text:list-item>
          <text:p text:style-name="P7">registry - Contains metadata regarding "registered" encountered forms. <text:s/>The Administration / Forms panel is used to register forms and maintain this information.<text:line-break/></text:p>
        </text:list-item>
        <text:list-item>
          <text:p text:style-name="P7">sequences - Holds the last "id" used by the integration_mapping table and for encounter IDs.<text:line-break/></text:p>
        </text:list-item>
        <text:list-item>
          <text:p text:style-name="P7">transactions - Records entries made in the Transactions panel.<text:line-break/></text:p>
        </text:list-item>
        <text:list-item>
          <text:p text:style-name="P7">users - This is a dual-purpose table. <text:s/>It supports the list of local users with their login names, passwords and other information; and it supports the Address Book. <text:s/>Non-local users are identifiable by having an empty "username" value.<text:line-break/></text:p>
        </text:list-item>
        <text:list-item>
          <text:p text:style-name="P7">x12_partners - These are the entities to whom electronic claims are sent. <text:s/>Normally there is just one, a clearinghouse. <text:s/>Referenced by the insurance_companies and billing tables.</text:p>
        </text:list-item>
      </text:list>
      <text:p text:style-name="P2"/>
      <text:p text:style-name="P3">5. Customization of OpenEMR</text:p>
      <text:p text:style-name="P2"/>
      <text:p text:style-name="P2">Most configuration happens with changes to interface/globals.php and includes/config.php. <text:s/>However there are some other modules where customization may be needed:</text:p>
      <text:p text:style-name="P2"/>
      <text:list text:style-name="L5">
        <text:list-item>
          <text:p text:style-name="P8">library/acl.inc - This is where access control is configured. <text:s/>If you install phpGACL to manage permissions, then this module must be changed to indicate where it's installed. <text:s/>If not, then you can and probably should customize acl.inc to deal with permissions as you see fit. <text:s/>More information is in the script itself.<text:line-break/></text:p>
        </text:list-item>
        <text:list-item>
          <text:p text:style-name="P8">custom/clickoptions.txt - May be customized to contain your preferred selections for issue titles (names of medical problems, allergies, etc.).<text:line-break/></text:p>
        </text:list-item>
        <text:list-item>
          <text:p text:style-name="P8">custom/code_types.inc.php - If you code your encounters using methods other than CPT4, ICD9 and HCPCS then you will want to customize this and also load your custom codes into the "codes" table.<text:line-break/></text:p>
        </text:list-item>
        <text:list-item>
          <text:p text:style-name="P8">custom/export_demographics.php - A placeholder for a script to export patient demographics to another system. <text:s/>export_labworks.php and export_xml.php are examples of such scripts.<text:line-break/></text:p>
        </text:list-item>
        <text:list-item>
          <text:p text:style-name="P8">custom/refer.php - A placeholder for a referral management system. <text:s/>One option is to subscribe to refercare.org and then replace this script with the provided refercare.php script.<text:line-break/></text:p>
        </text:list-item>
        <text:list-item>
          <text:p text:style-name="P8">custom/statement.inc.php - This is your template for patient statements or collection letters. <text:s/>It must be customized for your practice.<text:line-break/></text:p>
        </text:list-item>
        <text:list-item>
          <text:p text:style-name="P8">interface/forms/fee_sheet/codes.php - Customization for the Fee Sheet. <text:s/>This is where you can define your own drop-down lists of commonly used procedures and diagnoses.<text:line-break/></text:p>
        </text:list-item>
      </text:list>
      <text:p text:style-name="P3">6. FreeB</text:p>
      <text:p text:style-name="P2"/>
      <text:p text:style-name="P2">FreeB will soon be replaced in OpenEMR. <text:s/>This will solve many hassles for both installers and users. <text:s/>Until then, note that /usr/share/freeb/etc/freeb.conf needs to contain the URL for the OpenEMR installation.</text:p>
      <text:p text:style-name="P2"/>
      <text:p text:style-name="P3">7. Encounter Forms</text:p>
      <text:p text:style-name="P2"/>
      <text:p text:style-name="P2">Under current conventions, encounter forms may be "object oriented" (using Smarty) or not. <text:s/>Here are some notes for the object oriented case:</text:p>
      <text:p text:style-name="P2"/>
      <text:p text:style-name="P2">Given a form category "Complaint":</text:p>
      <text:p text:style-name="P2"/>
      <text:p text:style-name="P2">FormComplaint.class.php is an object representing the complaint data and extending ORDataObject. <text:s/>Includes methods persist(), populate() and a bunch of getters and setters.</text:p>
      <text:p text:style-name="P2"/>
      <text:p text:style-name="P2">C_FormComplaint.class.php extends Controller which extends Smarty. <text:s/>Instantiates FormComplaint as needed to perform its duties. <text:s/>Look at WellChild which does something with CPT codes here.</text:p>
      <text:p text:style-name="P2"/>
      <text:p text:style-name="P2">templates/Complaint/general_new.html is a Smarty template. <text:s/>Its &lt;form action&gt; invokes save.php.</text:p>
      <text:p text:style-name="P2"/>
      <text:p text:style-name="P2">new.php instantiates C_FormComplaint and invokes its default_action() which I think displays the Smarty template.</text:p>
      <text:p text:style-name="P2"/>
      <text:p text:style-name="P2">view.php instantiates C_FormComplaint and invokes its view_action($id) which also seems to display the Smarty template.</text:p>
      <text:p text:style-name="P2"/>
      <text:p text:style-name="P2">save.php instantiates C_FormComplaint and invokes its default_action_process($_POST) which presumably persists the data.</text:p>
      <text:p text:style-name="P2"/>
      <text:p text:style-name="P2">report.php displays a report from the persisted form data. <text:s/>This is the ugly stuff in the upper encounter page.</text:p>
      <text:p text:style-name="P2"/>
      <text:p text:style-name="P2">info.txt is a short 1-liner of the form's title.</text:p>
      <text:p text:style-name="P2"/>
      <text:p text:style-name="P2">table.sql contains any required CREATE TABLE statements.</text:p>
      <text:p text:style-name="P2"/>
      <text:p text:style-name="P2">Non-object-oriented encounter forms have all the same files except for the .class.php files.</text:p>
      <text:p text:style-name="P2"/>
      <text:p text:style-name="P3">8. Calendar Architecture</text:p>
      <text:p text:style-name="P2"/>
      <text:p text:style-name="P2">From some of my old notes when I was studying the PostNuke calendar design:</text:p>
      <text:p text:style-name="P2"/>
      <text:p text:style-name="P2">openemr_postcalendar_events is referenced in:</text:p>
      <text:p text:style-name="P2"/>
      <text:p text:style-name="P2"><text:s text:c="4"/>interface/main/calendar/modules/PostCalendar/pnuser.php</text:p>
      <text:p text:style-name="P2"><text:s text:c="4"/>interface/main/calendar/modules/PostCalendar/pnuserapi.php</text:p>
      <text:p text:style-name="P2"><text:s text:c="4"/>interface/main/calendar/modules/PostCalendar/pninit.php</text:p>
      <text:p text:style-name="P2"><text:s text:c="4"/>interface/main/calendar/modules/PostCalendar/common.api.php</text:p>
      <text:p text:style-name="P2"><text:s text:c="4"/>interface/main/calendar/modules/PostCalendar/pntables.php</text:p>
      <text:p text:style-name="P2"><text:s text:c="4"/>interface/main/calendar/modules/PostCalendar/pnadmin.php</text:p>
      <text:p text:style-name="P2"><text:s text:c="4"/>interface/main/calendar/modules/PostCalendar/pnadminapi.php</text:p>
      <text:p text:style-name="P2"><text:s text:c="4"/>interface/main/calendar/modules/PostCalendar/plugins/function.pc_filter.php</text:p>
      <text:p text:style-name="P2"><text:s text:c="4"/>interface/reports/appt_encounter_report.php</text:p>
      <text:p text:style-name="P2"/>
      <text:p text:style-name="P2">pnuser.php: function postcalendar_user_submit($args): invoked on event submission, at end writes success message, clears form vars, calls buildSubmitForm.</text:p>
      <text:p text:style-name="P2"/>
      <text:p text:style-name="P2">common.api.php: function postcalendar_userapi_buildSubmitForm($args,$admin=false) creates a ton of output which is then written via the submit.html template.</text:p>
      <text:p text:style-name="P2"/>
      <text:p text:style-name="P2">submit.html: is the template used to generate the redisplayed submit form.</text:p>
      <text:p text:style-name="P2"/>
      <text:p text:style-name="P2">small_navigation.html: included to generate the date selector and view buttons.</text:p>
      <text:p text:style-name="P2"/>
      <text:p text:style-name="P2">function.pc_date_select.php: builds date selector with jump button, should maybe enhance this to accept a specified default date, or else change the PostCalendar current working date from submit.html.</text:p>
      <text:p text:style-name="P2"/>
      <text:p text:style-name="P2">function.pc_url.php: builds the urls for the links in the view buttons.</text:p>
      <text:p text:style-name="P2"/>
      <text:p text:style-name="P3">9. OpenEMR Dependencies</text:p>
      <text:p text:style-name="P2"/>
      <text:p text:style-name="P2">This list of dependencies from an installation of OpenEMR, FreeB and SQL-Ledger on Ubuntu 7.04 may be helpful. <text:s/>These are the packages that were added to a basic installation. <text:s/>Installing these will also cause many other required dependencies to be installed:</text:p>
      <text:p text:style-name="P2"/>
      <text:p text:style-name="P2">apache2-mpm-prefork</text:p>
      <text:p text:style-name="P2">libapache2-mod-php5</text:p>
      <text:p text:style-name="P2">php5-mysql</text:p>
      <text:p text:style-name="P2">php5-pgsql</text:p>
      <text:p text:style-name="P2">php5-cli</text:p>
      <text:p text:style-name="P2">mysql-server</text:p>
      <text:p text:style-name="P2">libdbd-pgsql</text:p>
      <text:p text:style-name="P2">postgresql-8.1</text:p>
      <text:p text:style-name="P2">tetex-extra</text:p>
      <text:p text:style-name="P2">libdbd-pg-perl</text:p>
      <text:p text:style-name="P2">libxml-parser-perl (already there)</text:p>
      <text:p text:style-name="P2">libdate-calc-perl</text:p>
      <text:p text:style-name="P2">libfrontier-rpc-perl</text:p>
      <text:p text:style-name="P2"/>
      <text:p text:style-name="P3">10. Installation Checklist</text:p>
      <text:p text:style-name="P2"/>
      <text:p text:style-name="P2">Following is a terse (and probably incomplete) list of things that I do when installing OpenEMR, FreeB and SQL-Ledger on an Ubuntu Linux server:</text:p>
      <text:p text:style-name="P2"/>
      <text:list text:style-name="L6">
        <text:list-item>
          <text:p text:style-name="P9">Check and fix php.ini settings.</text:p>
        </text:list-item>
        <text:list-item>
          <text:p text:style-name="P9">Edit pg_hba.conf and ensure:<text:line-break/><text:span text:style-name="T3">local all all <text:s text:c="13"/>md5<text:line-break/>host <text:s/>all all 127.0.0.1/32 md5</text:span><text:line-break/>and restart postgresql.</text:p>
        </text:list-item>
        <text:list-item>
          <text:p text:style-name="P9">Download and extract openemr, sql-ledger, freeb.</text:p>
        </text:list-item>
        <text:list-item>
          <text:p text:style-name="P9">Create and edit sql-ledger.conf, merging from openemr/accounting/sql-ledger.conf.</text:p>
        </text:list-item>
        <text:list-item>
          <text:p text:style-name="P9">Copy ws_server_26.pl to SQL-Ledger directory as ws_server.pl.</text:p>
        </text:list-item>
        <text:list-item>
          <text:p text:style-name="P9">Edit /etc/apache2/sites-available/default and also clone it to create ssl.</text:p>
        </text:list-item>
        <text:list-item>
          <text:p text:style-name="P9">su postgres<text:line-break/>createuser -d -P --createdb --no-superuser --no-createrole sql-ledger<text:line-break/>createlang plpgsql template1</text:p>
        </text:list-item>
        <text:list-item>
          <text:p text:style-name="P9">Browse to sql-ledger/admin.pl, create dataset and then "admin" user, also change the Administrator password.</text:p>
        </text:list-item>
        <text:list-item>
          <text:p text:style-name="P9">Browse to sql-ledger/login.pl and create "MS" services part number. <text:s/>Note that it links to 4320-income, 1060 is checking, 1200 is AR.</text:p>
        </text:list-item>
        <text:list-item>
          <text:p text:style-name="P9">Edit openemr/interface/globals.php, openemr/includes/config.php (at least to enable accounting).</text:p>
        </text:list-item>
        <text:list-item>
          <text:p text:style-name="P9">Browse to openemr/setup.php and follow instructions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10 Pitch" svg:font-family="'Courier 10 Pitch'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6-18T13:27:32</meta:creation-date>
    <dc:date>2007-07-10T13:27:15</dc:date>
    <dc:language>en-US</dc:language>
    <meta:editing-cycles>58</meta:editing-cycles>
    <meta:editing-duration>P1DT11H53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0" meta:paragraph-count="166" meta:word-count="2696" meta:character-count="17924"/>
  </office:meta>
</office:document-meta>
</file>